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3125in" style:rel-width="scale" style:rel-height="scale"><draw:image xlink:href="media/image1.png" xlink:type="simple" xlink:show="embed" xlink:actuate="onLoad"/><svg:title/><svg:desc/></draw:frame></text:p>
      <text:p text:style-name="Normal">Activo el ssl</text:p>
      <text:p text:style-name="Normal"><draw:frame draw:style-name="a1" draw:name="Imagen 8" text:anchor-type="as-char" svg:x="0in" svg:y="0in" svg:width="5.90556in" svg:height="1.19861in" style:rel-width="scale" style:rel-height="scale"><draw:image xlink:href="media/image2.png" xlink:type="simple" xlink:show="embed" xlink:actuate="onLoad"/><svg:title/><svg:desc/></draw:frame></text:p>
      <text:p text:style-name="Normal">Genero los certificados</text:p>
      <text:soft-page-break/>
      <text:p text:style-name="Normal"><draw:frame draw:style-name="a2" draw:name="Imagen 9" text:anchor-type="as-char" svg:x="0in" svg:y="0in" svg:width="5.90556in" svg:height="4.49306in" style:rel-width="scale" style:rel-height="scale"><draw:image xlink:href="media/image3.png" xlink:type="simple" xlink:show="embed" xlink:actuate="onLoad"/><svg:title/><svg:desc/></draw:frame></text:p>
      <text:p text:style-name="Normal">Configuro el host virtual seguro</text:p>
      <text:p text:style-name="Normal"><draw:frame draw:style-name="a3" draw:name="Imagen 10" text:anchor-type="as-char" svg:x="0in" svg:y="0in" svg:width="5.90556in" svg:height="3.0152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ker abadia conejos</meta:initial-creator>
    <dc:creator>iker abadia conejos</dc:creator>
    <meta:creation-date>2022-03-06T16:07:00Z</meta:creation-date>
    <dc:date>2022-03-07T00:47:00Z</dc:date>
    <meta:print-date>2022-03-07T00:47:00Z</meta:print-date>
    <meta:template xlink:href="Normal.dotm" xlink:type="simple"/>
    <meta:editing-cycles>9</meta:editing-cycles>
    <meta:editing-duration>PT31140S</meta:editing-duration>
    <meta:document-statistic meta:page-count="2" meta:paragraph-count="1" meta:word-count="12" meta:character-count="78" meta:row-count="1" meta:non-whitespace-character-count="67"/>
  </office:meta>
</office:document-meta>
</file>